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T480</text:p>
          </table:table-cell>
          <table:table-cell table:number-columns-repeated="5"/>
          <table:table-cell office:value-type="string" calcext:value-type="string">
            <text:p>AWS U18</text:p>
          </table:table-cell>
          <table:table-cell table:number-columns-repeated="5"/>
          <table:table-cell office:value-type="string" calcext:value-type="string">
            <text:p>AWS U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H123</text:p>
          </table:table-cell>
          <table:table-cell office:value-type="string" calcext:value-type="string">
            <text:p>seq+GBA+o</text:p>
          </table:table-cell>
          <table:table-cell office:value-type="float" office:value="0.017022" calcext:value-type="float">
            <text:p>0.017022</text:p>
          </table:table-cell>
          <table:table-cell office:value-type="float" office:value="-0.2563" calcext:value-type="float">
            <text:p>-0.2563</text:p>
          </table:table-cell>
          <table:table-cell table:number-columns-repeated="2"/>
          <table:table-cell office:value-type="string" calcext:value-type="string">
            <text:p>MH123</text:p>
          </table:table-cell>
          <table:table-cell office:value-type="string" calcext:value-type="string">
            <text:p>seq+GBA+o</text:p>
          </table:table-cell>
          <table:table-cell office:value-type="float" office:value="0.018484" calcext:value-type="float">
            <text:p>0.018484</text:p>
          </table:table-cell>
          <table:table-cell office:value-type="float" office:value="-0.4349" calcext:value-type="float">
            <text:p>-0.4349</text:p>
          </table:table-cell>
          <table:table-cell table:number-columns-repeated="2"/>
          <table:table-cell office:value-type="string" calcext:value-type="string">
            <text:p>MH123</text:p>
          </table:table-cell>
          <table:table-cell office:value-type="string" calcext:value-type="string">
            <text:p>seq+GBA+o</text:p>
          </table:table-cell>
          <table:table-cell office:value-type="float" office:value="0.025839" calcext:value-type="float">
            <text:p>0.025839</text:p>
          </table:table-cell>
          <table:table-cell office:value-type="float" office:value="-0.1776" calcext:value-type="float">
            <text:p>-0.1776</text:p>
          </table:table-cell>
        </table:table-row>
        <table:table-row table:style-name="ro1">
          <table:table-cell/>
          <table:table-cell office:value-type="string" calcext:value-type="string">
            <text:p>MH123</text:p>
          </table:table-cell>
          <table:table-cell office:value-type="string" calcext:value-type="string">
            <text:p>seq+GBA+o</text:p>
          </table:table-cell>
          <table:table-cell office:value-type="float" office:value="0.018283" calcext:value-type="float">
            <text:p>0.018283</text:p>
          </table:table-cell>
          <table:table-cell office:value-type="float" office:value="-0.4292" calcext:value-type="float">
            <text:p>-0.4292</text:p>
          </table:table-cell>
          <table:table-cell table:number-columns-repeated="2"/>
          <table:table-cell office:value-type="string" calcext:value-type="string">
            <text:p>MH123</text:p>
          </table:table-cell>
          <table:table-cell office:value-type="string" calcext:value-type="string">
            <text:p>seq+GBA+o</text:p>
          </table:table-cell>
          <table:table-cell office:value-type="float" office:value="0.023384" calcext:value-type="float">
            <text:p>0.023384</text:p>
          </table:table-cell>
          <table:table-cell office:value-type="float" office:value="-0.1198" calcext:value-type="float">
            <text:p>-0.1198</text:p>
          </table:table-cell>
          <table:table-cell table:number-columns-repeated="2"/>
          <table:table-cell office:value-type="string" calcext:value-type="string">
            <text:p>MH123</text:p>
          </table:table-cell>
          <table:table-cell office:value-type="string" calcext:value-type="string">
            <text:p>seq+GBA+o</text:p>
          </table:table-cell>
          <table:table-cell office:value-type="float" office:value="0.018739" calcext:value-type="float">
            <text:p>0.018739</text:p>
          </table:table-cell>
          <table:table-cell office:value-type="float" office:value="-0.4862" calcext:value-type="float">
            <text:p>-0.4862</text:p>
          </table:table-cell>
        </table:table-row>
        <table:table-row table:style-name="ro1">
          <table:table-cell/>
          <table:table-cell office:value-type="string" calcext:value-type="string">
            <text:p>MH123</text:p>
          </table:table-cell>
          <table:table-cell office:value-type="string" calcext:value-type="string">
            <text:p>seq+GBA+o</text:p>
          </table:table-cell>
          <table:table-cell office:value-type="float" office:value="0.026369" calcext:value-type="float">
            <text:p>0.026369</text:p>
          </table:table-cell>
          <table:table-cell office:value-type="float" office:value="-0.3353" calcext:value-type="float">
            <text:p>-0.3353</text:p>
          </table:table-cell>
          <table:table-cell table:number-columns-repeated="2"/>
          <table:table-cell office:value-type="string" calcext:value-type="string">
            <text:p>MH123</text:p>
          </table:table-cell>
          <table:table-cell office:value-type="string" calcext:value-type="string">
            <text:p>seq+GBA+o</text:p>
          </table:table-cell>
          <table:table-cell table:number-columns-repeated="4"/>
          <table:table-cell office:value-type="string" calcext:value-type="string">
            <text:p>MH123</text:p>
          </table:table-cell>
          <table:table-cell office:value-type="string" calcext:value-type="string">
            <text:p>seq+GBA+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H12345</text:p>
          </table:table-cell>
          <table:table-cell office:value-type="string" calcext:value-type="string">
            <text:p>seq+GBA+o</text:p>
          </table:table-cell>
          <table:table-cell office:value-type="float" office:value="0.035454" calcext:value-type="float">
            <text:p>0.035454</text:p>
          </table:table-cell>
          <table:table-cell office:value-type="float" office:value="-0.1858" calcext:value-type="float">
            <text:p>-0.1858</text:p>
          </table:table-cell>
          <table:table-cell table:number-columns-repeated="2"/>
          <table:table-cell office:value-type="string" calcext:value-type="string">
            <text:p>MH12345</text:p>
          </table:table-cell>
          <table:table-cell office:value-type="string" calcext:value-type="string">
            <text:p>seq+GBA+o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-0.3634" calcext:value-type="float">
            <text:p>-0.3634</text:p>
          </table:table-cell>
          <table:table-cell table:number-columns-repeated="2"/>
          <table:table-cell office:value-type="string" calcext:value-type="string">
            <text:p>MH12345</text:p>
          </table:table-cell>
          <table:table-cell office:value-type="string" calcext:value-type="string">
            <text:p>seq+GBA+o</text:p>
          </table:table-cell>
          <table:table-cell office:value-type="float" office:value="0.030104" calcext:value-type="float">
            <text:p>0.030104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/>
          <table:table-cell office:value-type="string" calcext:value-type="string">
            <text:p>MH12345</text:p>
          </table:table-cell>
          <table:table-cell office:value-type="string" calcext:value-type="string">
            <text:p>seq+GBA+o</text:p>
          </table:table-cell>
          <table:table-cell office:value-type="float" office:value="0.035114" calcext:value-type="float">
            <text:p>0.035114</text:p>
          </table:table-cell>
          <table:table-cell office:value-type="float" office:value="-0.0671" calcext:value-type="float">
            <text:p>-0.0671</text:p>
          </table:table-cell>
          <table:table-cell table:number-columns-repeated="2"/>
          <table:table-cell office:value-type="string" calcext:value-type="string">
            <text:p>MH12345</text:p>
          </table:table-cell>
          <table:table-cell office:value-type="string" calcext:value-type="string">
            <text:p>seq+GBA+o</text:p>
          </table:table-cell>
          <table:table-cell office:value-type="float" office:value="0.028581" calcext:value-type="float">
            <text:p>0.028581</text:p>
          </table:table-cell>
          <table:table-cell office:value-type="float" office:value="-0.4733" calcext:value-type="float">
            <text:p>-0.4733</text:p>
          </table:table-cell>
          <table:table-cell table:number-columns-repeated="2"/>
          <table:table-cell office:value-type="string" calcext:value-type="string">
            <text:p>MH12345</text:p>
          </table:table-cell>
          <table:table-cell office:value-type="string" calcext:value-type="string">
            <text:p>seq+GBA+o</text:p>
          </table:table-cell>
          <table:table-cell office:value-type="float" office:value="0.031793" calcext:value-type="float">
            <text:p>0.031793</text:p>
          </table:table-cell>
          <table:table-cell office:value-type="float" office:value="-0.0574" calcext:value-type="float">
            <text:p>-0.0574</text:p>
          </table:table-cell>
        </table:table-row>
        <table:table-row table:style-name="ro1">
          <table:table-cell/>
          <table:table-cell office:value-type="string" calcext:value-type="string">
            <text:p>MH12345</text:p>
          </table:table-cell>
          <table:table-cell office:value-type="string" calcext:value-type="string">
            <text:p>seq+GBA+o</text:p>
          </table:table-cell>
          <table:table-cell office:value-type="float" office:value="0.028932" calcext:value-type="float">
            <text:p>0.028932</text:p>
          </table:table-cell>
          <table:table-cell office:value-type="float" office:value="-0.1286" calcext:value-type="float">
            <text:p>-0.1286</text:p>
          </table:table-cell>
          <table:table-cell table:number-columns-repeated="2"/>
          <table:table-cell office:value-type="string" calcext:value-type="string">
            <text:p>MH12345</text:p>
          </table:table-cell>
          <table:table-cell office:value-type="string" calcext:value-type="string">
            <text:p>seq+GBA+o</text:p>
          </table:table-cell>
          <table:table-cell table:number-columns-repeated="4"/>
          <table:table-cell office:value-type="string" calcext:value-type="string">
            <text:p>MH12345</text:p>
          </table:table-cell>
          <table:table-cell office:value-type="string" calcext:value-type="string">
            <text:p>seq+GBA+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H123</text:p>
          </table:table-cell>
          <table:table-cell office:value-type="string" calcext:value-type="string">
            <text:p>ROS+seq+GBA+o</text:p>
          </table:table-cell>
          <table:table-cell office:value-type="float" office:value="0.018826" calcext:value-type="float">
            <text:p>0.018826</text:p>
          </table:table-cell>
          <table:table-cell office:value-type="float" office:value="-0.4169" calcext:value-type="float">
            <text:p>-0.4169</text:p>
          </table:table-cell>
          <table:table-cell table:number-columns-repeated="8"/>
          <table:table-cell office:value-type="string" calcext:value-type="string">
            <text:p>MH123</text:p>
          </table:table-cell>
          <table:table-cell office:value-type="string" calcext:value-type="string">
            <text:p>ROS+seq+GBA+o</text:p>
          </table:table-cell>
          <table:table-cell office:value-type="float" office:value="0.017938" calcext:value-type="float">
            <text:p>0.017938</text:p>
          </table:table-cell>
          <table:table-cell office:value-type="float" office:value="-0.5168" calcext:value-type="float">
            <text:p>-0.5168</text:p>
          </table:table-cell>
        </table:table-row>
        <table:table-row table:style-name="ro1">
          <table:table-cell/>
          <table:table-cell office:value-type="string" calcext:value-type="string">
            <text:p>MH123</text:p>
          </table:table-cell>
          <table:table-cell office:value-type="string" calcext:value-type="string">
            <text:p>ROS+seq+GBA+o</text:p>
          </table:table-cell>
          <table:table-cell office:value-type="float" office:value="0.022641" calcext:value-type="float">
            <text:p>0.022641</text:p>
          </table:table-cell>
          <table:table-cell office:value-type="float" office:value="-0.5975" calcext:value-type="float">
            <text:p>-0.5975</text:p>
          </table:table-cell>
          <table:table-cell table:number-columns-repeated="8"/>
          <table:table-cell office:value-type="string" calcext:value-type="string">
            <text:p>MH123</text:p>
          </table:table-cell>
          <table:table-cell office:value-type="string" calcext:value-type="string">
            <text:p>ROS+seq+GBA+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H12345</text:p>
          </table:table-cell>
          <table:table-cell office:value-type="string" calcext:value-type="string">
            <text:p>ROS+seq+GBA+o</text:p>
          </table:table-cell>
          <table:table-cell office:value-type="float" office:value="0.032476" calcext:value-type="float">
            <text:p>0.032476</text:p>
          </table:table-cell>
          <table:table-cell office:value-type="float" office:value="-0.2885" calcext:value-type="float">
            <text:p>-0.2885</text:p>
          </table:table-cell>
          <table:table-cell table:number-columns-repeated="8"/>
          <table:table-cell office:value-type="string" calcext:value-type="string">
            <text:p>MH12345</text:p>
          </table:table-cell>
          <table:table-cell office:value-type="string" calcext:value-type="string">
            <text:p>ROS+seq+GBA+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H12345</text:p>
          </table:table-cell>
          <table:table-cell office:value-type="string" calcext:value-type="string">
            <text:p>ROS+seq+GBA+o</text:p>
          </table:table-cell>
          <table:table-cell office:value-type="float" office:value="0.030191" calcext:value-type="float">
            <text:p>0.030191</text:p>
          </table:table-cell>
          <table:table-cell office:value-type="float" office:value="-0.0449" calcext:value-type="float">
            <text:p>-0.0449</text:p>
          </table:table-cell>
          <table:table-cell table:number-columns-repeated="8"/>
          <table:table-cell office:value-type="string" calcext:value-type="string">
            <text:p>MH12345</text:p>
          </table:table-cell>
          <table:table-cell office:value-type="string" calcext:value-type="string">
            <text:p>ROS+seq+GBA+o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H1→opt→MH2</text:p>
          </table:table-cell>
          <table:table-cell office:value-type="string" calcext:value-type="string">
            <text:p>seq+GBA+o</text:p>
          </table:table-cell>
          <table:table-cell office:value-type="float" office:value="0.014525" calcext:value-type="float">
            <text:p>0.014525</text:p>
          </table:table-cell>
          <table:table-cell office:value-type="float" office:value="-0.9532" calcext:value-type="float">
            <text:p>-0.9532</text:p>
          </table:table-cell>
          <table:table-cell table:number-columns-repeated="8"/>
          <table:table-cell table:style-name="ce3" office:value-type="string" calcext:value-type="string">
            <text:p>MH1→opt→MH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H1→save→load→MH2</text:p>
          </table:table-cell>
          <table:table-cell office:value-type="string" calcext:value-type="string">
            <text:p>seq+GBA+o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-0.6034" calcext:value-type="float">
            <text:p>-0.6034</text:p>
          </table:table-cell>
          <table:table-cell table:number-columns-repeated="8"/>
          <table:table-cell table:style-name="ce3" office:value-type="string" calcext:value-type="string">
            <text:p>MH1→save→load→MH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H1→opt→save→load→MH2</text:p>
          </table:table-cell>
          <table:table-cell office:value-type="string" calcext:value-type="string">
            <text:p>seq+GBA+o</text:p>
          </table:table-cell>
          <table:table-cell office:value-type="float" office:value="0.012669" calcext:value-type="float">
            <text:p>0.012669</text:p>
          </table:table-cell>
          <table:table-cell office:value-type="float" office:value="-0.7277" calcext:value-type="float">
            <text:p>-0.7277</text:p>
          </table:table-cell>
          <table:table-cell table:number-columns-repeated="8"/>
          <table:table-cell office:value-type="string" calcext:value-type="string">
            <text:p>MH1→opt→save→load→MH2</text:p>
          </table:table-cell>
          <table:table-cell/>
          <table:table-cell office:value-type="float" office:value="0.015559" calcext:value-type="float">
            <text:p>0.015559</text:p>
          </table:table-cell>
          <table:table-cell office:value-type="float" office:value="-0.5323" calcext:value-type="float">
            <text:p>-0.5323</text:p>
          </table:table-cell>
        </table:table-row>
        <table:table-row table:style-name="ro1">
          <table:table-cell/>
          <table:table-cell table:style-name="ce3" office:value-type="string" calcext:value-type="string">
            <text:p>MH123→opt→MH45</text:p>
          </table:table-cell>
          <table:table-cell table:number-columns-repeated="11"/>
          <table:table-cell table:style-name="ce3" office:value-type="string" calcext:value-type="string">
            <text:p>MH123→opt→MH4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H123→save→load→MH45</text:p>
          </table:table-cell>
          <table:table-cell table:number-columns-repeated="11"/>
          <table:table-cell table:style-name="ce3" office:value-type="string" calcext:value-type="string">
            <text:p>MH123→save→load→MH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H123→opt→save→load→MH45</text:p>
          </table:table-cell>
          <table:table-cell office:value-type="string" calcext:value-type="string">
            <text:p>seq+GBA+o</text:p>
          </table:table-cell>
          <table:table-cell office:value-type="float" office:value="0.02723" calcext:value-type="float">
            <text:p>0.02723</text:p>
          </table:table-cell>
          <table:table-cell office:value-type="float" office:value="0.1633" calcext:value-type="float">
            <text:p>0.1633</text:p>
          </table:table-cell>
          <table:table-cell table:number-columns-repeated="8"/>
          <table:table-cell office:value-type="string" calcext:value-type="string">
            <text:p>MH123→opt→save→load→MH45</text:p>
          </table:table-cell>
          <table:table-cell/>
          <table:table-cell office:value-type="float" office:value="0.028228" calcext:value-type="float">
            <text:p>0.028228</text:p>
          </table:table-cell>
          <table:table-cell office:value-type="float" office:value="0.1615" calcext:value-type="float">
            <text:p>0.1615</text:p>
          </table:table-cell>
        </table:table-row>
        <table:table-row table:style-name="ro1">
          <table:table-cell/>
          <table:table-cell office:value-type="string" calcext:value-type="string">
            <text:p>MH12→save→load→MH3</text:p>
          </table:table-cell>
          <table:table-cell office:value-type="string" calcext:value-type="string">
            <text:p>ROS+seq+GBA+o</text:p>
          </table:table-cell>
          <table:table-cell office:value-type="float" office:value="0.018206" calcext:value-type="float">
            <text:p>0.018206</text:p>
          </table:table-cell>
          <table:table-cell office:value-type="float" office:value="-0.3967" calcext:value-type="float">
            <text:p>-0.3967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MH12→opt→save→load→MH3</text:p>
          </table:table-cell>
          <table:table-cell office:value-type="string" calcext:value-type="string">
            <text:p>ROS+seq+GBA+o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MH123</text:p>
          </table:table-cell>
          <table:table-cell office:value-type="string" calcext:value-type="string">
            <text:p>rem+par+GBA+o</text:p>
          </table:table-cell>
          <table:table-cell office:value-type="float" office:value="0.021057" calcext:value-type="float">
            <text:p>0.021057</text:p>
          </table:table-cell>
          <table:table-cell office:value-type="float" office:value="-0.0956" calcext:value-type="float">
            <text:p>-0.0956</text:p>
          </table:table-cell>
          <table:table-cell table:number-columns-repeated="2"/>
          <table:table-cell office:value-type="string" calcext:value-type="string">
            <text:p>MH123</text:p>
          </table:table-cell>
          <table:table-cell office:value-type="string" calcext:value-type="string">
            <text:p>rem+par+GBA+o</text:p>
          </table:table-cell>
          <table:table-cell office:value-type="float" office:value="0.025812" calcext:value-type="float">
            <text:p>0.025812</text:p>
          </table:table-cell>
          <table:table-cell office:value-type="float" office:value="-0.6691" calcext:value-type="float">
            <text:p>-0.669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H123</text:p>
          </table:table-cell>
          <table:table-cell office:value-type="string" calcext:value-type="string">
            <text:p>rem+par+GBA+o</text:p>
          </table:table-cell>
          <table:table-cell office:value-type="float" office:value="0.022773" calcext:value-type="float">
            <text:p>0.022773</text:p>
          </table:table-cell>
          <table:table-cell office:value-type="float" office:value="-0.3385" calcext:value-type="float">
            <text:p>-0.3385</text:p>
          </table:table-cell>
          <table:table-cell table:number-columns-repeated="2"/>
          <table:table-cell office:value-type="string" calcext:value-type="string">
            <text:p>MH123</text:p>
          </table:table-cell>
          <table:table-cell office:value-type="string" calcext:value-type="string">
            <text:p>rem+par+GBA+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H123</text:p>
          </table:table-cell>
          <table:table-cell office:value-type="string" calcext:value-type="string">
            <text:p>rem+par+GBA+o</text:p>
          </table:table-cell>
          <table:table-cell table:number-columns-repeated="4"/>
          <table:table-cell office:value-type="string" calcext:value-type="string">
            <text:p>MH123</text:p>
          </table:table-cell>
          <table:table-cell office:value-type="string" calcext:value-type="string">
            <text:p>rem+par+GBA+o</text:p>
          </table:table-cell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MH123</text:p>
          </table:table-cell>
          <table:table-cell office:value-type="string" calcext:value-type="string">
            <text:p>rem+ROS+<text:span text:style-name="T1">seq</text:span>+GBA+o</text:p>
          </table:table-cell>
          <table:table-cell office:value-type="float" office:value="0.018174" calcext:value-type="float">
            <text:p>0.018174</text:p>
          </table:table-cell>
          <table:table-cell office:value-type="float" office:value="-0.2047" calcext:value-type="float">
            <text:p>-0.2047</text:p>
          </table:table-cell>
          <table:table-cell table:number-columns-repeated="2"/>
          <table:table-cell office:value-type="string" calcext:value-type="string">
            <text:p>MH123</text:p>
          </table:table-cell>
          <table:table-cell office:value-type="string" calcext:value-type="string">
            <text:p>rem+ROS+par+GBA+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MH123</text:p>
          </table:table-cell>
          <table:table-cell office:value-type="string" calcext:value-type="string">
            <text:p>rem+ROS+par+GBA+o</text:p>
          </table:table-cell>
          <table:table-cell table:number-columns-repeated="4"/>
          <table:table-cell office:value-type="string" calcext:value-type="string">
            <text:p>MH123</text:p>
          </table:table-cell>
          <table:table-cell office:value-type="string" calcext:value-type="string">
            <text:p>rem+ROS+par+GBA+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09:33:10.823624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5T14:18:39.222691862</meta:creation-date>
    <dc:date>2021-09-23T18:06:31.178170821</dc:date>
    <meta:editing-duration>PT13H29M26S</meta:editing-duration>
    <meta:editing-cycles>30</meta:editing-cycles>
    <meta:generator>LibreOffice/6.0.7.3$Linux_X86_64 LibreOffice_project/00m0$Build-3</meta:generator>
    <meta:document-statistic meta:table-count="1" meta:cell-count="155" meta:object-count="0"/>
  </office:meta>
</office:document-meta>
</file>